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Code">
      <style:text-properties officeooo:paragraph-rsid="01da0c11"/>
    </style:style>
    <style:style style:name="P5" style:family="paragraph" style:parent-style-name="Heading_20_1">
      <style:text-properties fo:font-style="normal" officeooo:rsid="01d53be4" officeooo:paragraph-rsid="01d53be4" style:font-style-asian="normal" style:font-style-complex="normal"/>
    </style:style>
    <style:style style:name="P6" style:family="paragraph" style:parent-style-name="Heading_20_1">
      <style:text-properties officeooo:rsid="01d5f188" officeooo:paragraph-rsid="01d5f188"/>
    </style:style>
    <style:style style:name="P7" style:family="paragraph" style:parent-style-name="Heading_20_1">
      <style:text-properties officeooo:rsid="01dca377" officeooo:paragraph-rsid="01dca377"/>
    </style:style>
    <style:style style:name="P8" style:family="paragraph" style:parent-style-name="Heading_20_1">
      <style:text-properties officeooo:rsid="01dd32ca" officeooo:paragraph-rsid="01dd32ca"/>
    </style:style>
    <style:style style:name="P9" style:family="paragraph" style:parent-style-name="Standard" style:list-style-name="AdvLab-Bullet"/>
    <style:style style:name="P10" style:family="paragraph" style:parent-style-name="Text_20_body">
      <style:text-properties officeooo:rsid="01d53be4" officeooo:paragraph-rsid="01d53be4"/>
    </style:style>
    <style:style style:name="P11" style:family="paragraph" style:parent-style-name="Text_20_body">
      <style:text-properties officeooo:rsid="01d6eeba" officeooo:paragraph-rsid="01d6eeba"/>
    </style:style>
    <style:style style:name="P12" style:family="paragraph" style:parent-style-name="Text_20_body" style:list-style-name="AdvLab-Bullet">
      <style:text-properties officeooo:rsid="01d6eeba" officeooo:paragraph-rsid="01d6eeba"/>
    </style:style>
    <style:style style:name="P13" style:family="paragraph" style:parent-style-name="Text_20_body" style:list-style-name="AdvLab-Bullet">
      <style:text-properties officeooo:paragraph-rsid="01d6eeba"/>
    </style:style>
    <style:style style:name="P14" style:family="paragraph" style:parent-style-name="Text_20_body">
      <style:text-properties officeooo:rsid="01d8b591" officeooo:paragraph-rsid="01d8b591"/>
    </style:style>
    <style:style style:name="P15" style:family="paragraph" style:parent-style-name="Text_20_body">
      <style:text-properties officeooo:rsid="01da0c11" officeooo:paragraph-rsid="01da0c11"/>
    </style:style>
    <style:style style:name="P16" style:family="paragraph" style:parent-style-name="Text_20_body">
      <style:text-properties officeooo:rsid="01dd32ca" officeooo:paragraph-rsid="01dd32ca"/>
    </style:style>
    <style:style style:name="T1" style:family="text">
      <style:text-properties fo:font-size="12pt" fo:font-weight="bold" officeooo:rsid="010124a3" style:font-size-asian="10.5pt"/>
    </style:style>
    <style:style style:name="T2" style:family="text">
      <style:text-properties fo:font-size="12pt" fo:font-weight="bold" officeooo:rsid="01d53be4"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d53be4"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1d5f188" style:font-style-asian="normal" style:font-style-complex="normal"/>
    </style:style>
    <style:style style:name="T14" style:family="text">
      <style:text-properties fo:font-style="normal" officeooo:rsid="01d6eeba" style:font-style-asian="normal" style:font-style-complex="normal"/>
    </style:style>
    <style:style style:name="T15" style:family="text">
      <style:text-properties fo:font-style="normal" officeooo:rsid="01d8b591" style:font-style-asian="normal" style:font-style-complex="normal"/>
    </style:style>
    <style:style style:name="T16" style:family="text">
      <style:text-properties fo:font-style="normal" officeooo:rsid="01d9d954" style:font-style-asian="normal" style:font-style-complex="normal"/>
    </style:style>
    <style:style style:name="T17" style:family="text">
      <style:text-properties fo:font-style="normal" officeooo:rsid="01dc04d1" style:font-style-asian="normal" style:font-style-complex="normal"/>
    </style:style>
    <style:style style:name="T18" style:family="text">
      <style:text-properties style:text-position="0% 100%" officeooo:rsid="01d5f188"/>
    </style:style>
    <style:style style:name="T19" style:family="text">
      <style:text-properties style:text-position="super 58%" fo:font-style="italic" style:font-style-asian="italic" style:font-style-complex="italic"/>
    </style:style>
    <style:style style:name="T20" style:family="text">
      <style:text-properties officeooo:rsid="01d6eeba"/>
    </style:style>
    <style:style style:name="T21" style:family="text">
      <style:text-properties officeooo:rsid="01d9d954"/>
    </style:style>
    <style:style style:name="T22" style:family="text">
      <style:text-properties officeooo:rsid="01da0c11"/>
    </style:style>
    <style:style style:name="T23" style:family="text">
      <style:text-properties officeooo:rsid="01dc04d1"/>
    </style:style>
    <style:style style:name="T24" style:family="text">
      <style:text-properties officeooo:rsid="01dd32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troduction</text:h>
      <text:p text:style-name="P10"><text:span text:style-name="T12">The amazing Pico W also has </text:span><text:span text:style-name="T13">a built-in radio module. This module can be used for both WiFi and Bluetooth connectivity. So you can build devices that don’t need to be plugged into computers to take and save data.</text:span></text:p>
      <text:h text:style-name="P6" text:outline-level="1">WiFi Fun – <text:span text:style-name="T11">Getting Started</text:span><text:span text:style-name="T12">, </text:span><text:span text:style-name="T11">2</text:span><text:span text:style-name="T19">nd</text:span><text:span text:style-name="T11"> ed.</text:span><text:span text:style-name="T12"> Chapter 11</text:span></text:h>
      <text:list xml:id="list1742032020" text:style-name="AdvLab-Bullet">
        <text:list-item>
          <text:p text:style-name="P13"><text:span text:style-name="T13">Start reading and working through Ch. 12. </text:span></text:p>
        </text:list-item>
        <text:list-item>
          <text:p text:style-name="P13"><text:span text:style-name="T13">For a network we will use:</text:span></text:p>
          <text:list>
            <text:list-item>
              <text:p text:style-name="P13"><text:span text:style-name="T13">SSID: GenevaGaming </text:span></text:p>
            </text:list-item>
            <text:list-item>
              <text:p text:style-name="P13"><text:span text:style-name="T14">PSK: GenevaGameConsoles</text:span></text:p>
            </text:list-item>
          </text:list>
        </text:list-item>
        <text:list-item>
          <text:p text:style-name="P12"><text:span text:style-name="T12">For the WiF country use “US”</text:span></text:p>
        </text:list-item>
      </text:list>
      <text:h text:style-name="Heading_20_1" text:outline-level="1"><text:span text:style-name="T24">Serving</text:span> a Web Page</text:h>
      <text:p text:style-name="P11">We are going to do some things a little different. Instead of send a plain text “Hello!” to the web browser, we are going to send HTML. You may be familiar with HTML because it is the formatting language web pages are written in. So, the <text:span text:style-name="T11">response</text:span><text:span text:style-name="T12"> the Pico W is going to send is </text:span><text:span text:style-name="T15">in a string. Define this string before any loops in your program. T</text:span><text:span text:style-name="T12">he </text:span><text:span text:style-name="T15">response is the</text:span><text:span text:style-name="T12"> HTML below:</text:span></text:p>
      <text:p text:style-name="Code">response = """&lt;!DOCTYPE html&gt;</text:p>
      <text:p text:style-name="Code">&lt;html&gt;</text:p>
      <text:p text:style-name="Code">&lt;head&gt;</text:p>
      <text:p text:style-name="Code"><text:s text:c="2"/>&lt;title&gt;Pico W&lt;/title&gt;</text:p>
      <text:p text:style-name="Code">&lt;/head&gt;</text:p>
      <text:p text:style-name="Code">&lt;body&gt;</text:p>
      <text:p text:style-name="Code"><text:s text:c="2"/>&lt;h1&gt;Pico W&lt;/h1&gt;</text:p>
      <text:p text:style-name="Code"><text:s text:c="2"/>&lt;p&gt;Hello World <text:span text:style-name="T20">from Raspberry Pi Pico W!</text:span>&lt;/p&gt;</text:p>
      <text:p text:style-name="Code">&lt;/body&gt;</text:p>
      <text:p text:style-name="Code">&lt;/html&gt;</text:p>
      <text:p text:style-name="Code">"""</text:p>
      <text:list xml:id="list122617451996960" text:continue-numbering="true" text:style-name="AdvLab-Bullet">
        <text:list-item>
          <text:p text:style-name="P13"><text:span text:style-name="T14">Remember triple quotes, </text:span><text:span text:style-name="Code"><text:span text:style-name="T20">"""</text:span></text:span><text:span text:style-name="T14">, allow strings to span multiple lines. </text:span></text:p>
        </text:list-item>
        <text:list-item>
          <text:p text:style-name="P12"><text:span text:style-name="T12">The </text:span><text:span text:style-name="Code">&lt;!DOCTYPE html&gt;</text:span><text:span text:style-name="T12"> tells your browser that HTML formatted text is coming.</text:span></text:p>
        </text:list-item>
        <text:list-item>
          <text:p text:style-name="P12"><text:span text:style-name="T12">The HTML document is sandwiched between </text:span><text:span text:style-name="Code">&lt;html&gt;</text:span><text:span text:style-name="T12"> and </text:span><text:span text:style-name="Code">&lt;/html&gt;</text:span><text:span text:style-name="T12">. In fact almost all HTML content is bracketed between tags with this style.</text:span></text:p>
        </text:list-item>
        <text:list-item>
          <text:p text:style-name="P12"><text:span text:style-name="T12">The </text:span><text:span text:style-name="Code">head</text:span><text:span text:style-name="T12"> is web page metadata that does not show up in the browser.</text:span></text:p>
        </text:list-item>
        <text:list-item>
          <text:p text:style-name="P12"><text:span text:style-name="T12">The </text:span><text:span text:style-name="Code">title</text:span><text:span text:style-name="T12"> of the web page is what shows up in your browser tab label above the web page.</text:span></text:p>
        </text:list-item>
        <text:list-item>
          <text:p text:style-name="P12"><text:span text:style-name="T12">The main part of the web page is between the </text:span><text:span text:style-name="Code">body</text:span><text:span text:style-name="T12"> tags.</text:span></text:p>
        </text:list-item>
        <text:list-item>
          <text:p text:style-name="P12"><text:span text:style-name="T12">There will be a first level header, </text:span><text:span text:style-name="Code">h1</text:span><text:span text:style-name="T12">, at the top of the web page. This is usually large and bold.</text:span></text:p>
        </text:list-item>
        <text:list-item>
          <text:p text:style-name="P9"><text:span text:style-name="T14">Next is a </text:span>paragraph<text:span text:style-name="Code">,</text:span> <text:span text:style-name="Code"><text:span text:style-name="T20">p</text:span></text:span><text:span text:style-name="Code">,</text:span> <text:span text:style-name="T14">with the welcome message.</text:span></text:p>
        </text:list-item>
        <text:list-item>
          <text:p text:style-name="P12"><text:span text:style-name="T12">Finally, all of the tags are closed.</text:span></text:p>
        </text:list-item>
      </text:list>
      <text:p text:style-name="P11"><text:span text:style-name="T12">If you want to learn more about HTML, there are many resources on the web. I like </text:span><text:a xlink:type="simple" xlink:href="https://w3schools.com/" text:style-name="Internet_20_link" text:visited-style-name="Visited_20_Internet_20_Link"><text:span text:style-name="T12">https://w3schools.com</text:span></text:a><text:span text:style-name="T12">.</text:span></text:p>
      <text:p text:style-name="P14"><text:span text:style-name="T12">Change the loop in the code to:</text:span></text:p>
      <text:p text:style-name="Code">while True:</text:p>
      <text:p text:style-name="Code"><text:s text:c="4"/>try:</text:p>
      <text:p text:style-name="Code"><text:s text:c="8"/>client, address = s.accept()</text:p>
      <text:p text:style-name="Code"><text:s text:c="8"/>print("Connection accepted from ", address)</text:p>
      <text:p text:style-name="Code"><text:s text:c="8"/>client_file = client.makefile("rwb", 0)</text:p>
      <text:p text:style-name="Code"><text:s text:c="8"/>while True:</text:p>
      <text:p text:style-name="Code"><text:soft-page-break/><text:s text:c="12"/>line = client_file.readline()</text:p>
      <text:p text:style-name="Code"><text:s text:c="12"/>if not line or line == b"\r\n":</text:p>
      <text:p text:style-name="Code"><text:s text:c="16"/>break</text:p>
      <text:p text:style-name="Code"/>
      <text:p text:style-name="Code"><text:s text:c="8"/>client.send('HTTP/1.0 200 OK\r\nContent-type: text/html\r\n\r\n')</text:p>
      <text:p text:style-name="Code"><text:s text:c="8"/>client.send(response)</text:p>
      <text:p text:style-name="Code"><text:s text:c="8"/>client.close()</text:p>
      <text:p text:style-name="Code"><text:s text:c="8"/>print("Response sent, connection closed.")</text:p>
      <text:p text:style-name="Code"><text:s text:c="4"/>except OSError as e:</text:p>
      <text:p text:style-name="Code"><text:s text:c="8"/>client.close()</text:p>
      <text:p text:style-name="Code"><text:s text:c="8"/>print("Error, connection closed")</text:p>
      <text:p text:style-name="P14"><text:span text:style-name="T12">The main difference is that instead of sending </text:span><text:span text:style-name="Code">Content-type: </text:span><text:span text:style-name="Code"><text:span text:style-name="T21">text/plain</text:span></text:span><text:span text:style-name="T16">, we are sending </text:span><text:span text:style-name="Code"><text:span text:style-name="T21">text/html,</text:span></text:span><text:span text:style-name="T16"> and our response is the HTML document above in the string </text:span><text:span text:style-name="Code"><text:span text:style-name="T21">response</text:span></text:span><text:span text:style-name="T16">.</text:span></text:p>
      <text:p text:style-name="P14"><text:span text:style-name="T16"/></text:p>
      <text:p text:style-name="P15"><text:span text:style-name="T16">F</text:span><text:span text:style-name="T12">or sending the temperature, change the triple quoted string to an F-string by putting f in front o</text:span><text:span text:style-name="T17">f</text:span><text:span text:style-name="T12"> the str</text:span><text:span text:style-name="T17">in</text:span><text:span text:style-name="T12">g triple quote, and change the message to something like</text:span></text:p>
      <text:p text:style-name="P4"><text:span text:style-name="Code"><text:span text:style-name="T22">The temperature of the CPU is {temperature:</text:span></text:span><text:span text:style-name="Code"><text:span text:style-name="T23">2f</text:span></text:span><text:span text:style-name="Code"><text:span text:style-name="T22">} C.</text:span></text:span></text:p>
      <text:p text:style-name="Standard">Since <text:span text:style-name="T23">it is an f-string the value of the variable is printed as a float with two decimal places of precision.</text:span></text:p>
      <text:h text:style-name="P8" text:outline-level="1">Controlling an LED from a Web Page</text:h>
      <text:p text:style-name="P16">Once the Pico W is set up to serve a web page, you can also use it to send dat from a browser to the Pico W. You can actively control what the Pico W is doing.</text:p>
      <text:p text:style-name="P16">Work through the section <text:span text:style-name="T11">Controlling an LED</text:span><text:span text:style-name="T12"> in Ch. 12.</text:span></text:p>
      <text:p text:style-name="P16"><text:span text:style-name="T12"/></text:p>
      <text:h text:style-name="P7" text:outline-level="1">Sending Data to the Cloud</text:h>
      <text:p text:style-name="P16">Serving a web page is nice, but for some applications, you want the data stored permanently <text:span text:style-name="T11">on the cloud</text:span><text:span text:style-name="T12">, that is at some web site.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d53be4"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d53be4"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8</text:span><text:span text:style-name="MT3"> – </text:span><text:span text:style-name="MT4">WiFi</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8-WiFi.odt</text:file-name><text:tab/><text:span text:style-name="MT8">—</text:span><text:span text:style-name="MT9"> </text:span><text:span text:style-name="MT9"><text:page-number text:select-page="current">1</text:page-number></text:span><text:span text:style-name="MT9"><text:s/></text:span><text:span text:style-name="MT10">of </text:span><text:span text:style-name="MT10"><text:page-count>2</text:page-count></text:span><text:span text:style-name="MT9"><text:s/></text:span><text:span text:style-name="MT8">—</text:span><text:span text:style-name="MT9"><text:tab/></text:span><text:span text:style-name="MT9"><text:date style:data-style-name="N49" text:date-value="2024-08-13T12:26:16.245325338">2024-08-13</text:date></text:span><text:span text:style-name="MT9">, </text:span><text:span text:style-name="MT9"><text:time style:data-style-name="N60" text:time-value="2024-08-13T12:26:16.245490671">12:26</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7H17M13S</meta:editing-duration>
    <meta:editing-cycles>97</meta:editing-cycles>
    <meta:generator>LibreOffice/7.3.7.2$Linux_X86_64 LibreOffice_project/30$Build-2</meta:generator>
    <meta:initial-creator>Prof Huster</meta:initial-creator>
    <dc:date>2024-08-13T12:26:16.135639897</dc:date>
    <dc:creator>Prof Huster</dc:creator>
    <meta:document-statistic meta:table-count="0" meta:image-count="0" meta:object-count="0" meta:page-count="2" meta:paragraph-count="60" meta:word-count="565" meta:character-count="3367" meta:non-whitespace-character-count="2734"/>
  </office:meta>
</office:document-meta>
</file>